
<file path=META-INF/manifest.xml><?xml version="1.0" encoding="utf-8"?>
<manifest:manifest xmlns:manifest="urn:oasis:names:tc:opendocument:xmlns:manifest:1.0" manifest:version="1.3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row>
          <table:table-cell office:value-type="string">
            <text:p>Amount</text:p>
          </table:table-cell>
          <table:table-cell office:value-type="string">
            <text:p>Date</text:p>
          </table:table-cell>
          <table:table-cell office:value-type="string">
            <text:p>Description</text:p>
          </table:table-cell>
          <table:table-cell office:value-type="string">
            <text:p>Delete</text:p>
          </table:table-cell>
        </table:table-row>
        <table:table-row>
          <table:table-cell office:value-type="string">
            <text:p>10.0€</text:p>
          </table:table-cell>
          <table:table-cell office:value-type="string">
            <text:p>2023-02-14</text:p>
          </table:table-cell>
          <table:table-cell office:value-type="string">
            <text:p>suca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string">
            <text:p>1.0€</text:p>
          </table:table-cell>
          <table:table-cell office:value-type="string">
            <text:p>2023-02-16</text:p>
          </table:table-cell>
          <table:table-cell office:value-type="string">
            <text:p>1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string">
            <text:p>1.0€</text:p>
          </table:table-cell>
          <table:table-cell office:value-type="string">
            <text:p>2023-02-16</text:p>
          </table:table-cell>
          <table:table-cell office:value-type="string">
            <text:p>1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string">
            <text:p>1.0€</text:p>
          </table:table-cell>
          <table:table-cell office:value-type="string">
            <text:p>2023-02-16</text:p>
          </table:table-cell>
          <table:table-cell office:value-type="string">
            <text:p>1</text:p>
          </table:table-cell>
          <table:table-cell office:value-type="boolean" office:boolean-value="false">
            <text:p>FALSE</text:p>
          </table:table-cell>
        </table:table-row>
        <table:table-row>
          <table:table-cell office:value-type="string">
            <text:p>1.0€</text:p>
          </table:table-cell>
          <table:table-cell office:value-type="string">
            <text:p>2023-02-16</text:p>
          </table:table-cell>
          <table:table-cell office:value-type="string">
            <text:p>1</text:p>
          </table:table-cell>
          <table:table-cell office:value-type="boolean" office:boolean-value="false">
            <text:p>FALS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meta>
    <meta:generator>jOpenDocument/1.5</meta:generator>
  </office:meta>
</office:document-meta>
</file>